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lainBlackWide" svg:font-family="PlainBlackWide"/>
    <style:font-face style:name="Droid Serif" svg:font-family="'Droid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WORD_5f_KJV" style:display-name="SWORD_KJV" style:family="table">
      <style:table-properties style:width="6in" table:align="margins" style:writing-mode="lr-tb"/>
    </style:style>
    <style:style style:name="SWORD_5f_KJV.A" style:display-name="SWORD_KJV.A" style:family="table-column">
      <style:table-column-properties style:column-width="1.3542in" style:rel-column-width="14790*"/>
    </style:style>
    <style:style style:name="SWORD_5f_KJV.B" style:display-name="SWORD_KJV.B" style:family="table-column">
      <style:table-column-properties style:column-width="4.6458in" style:rel-column-width="50745*"/>
    </style:style>
    <style:style style:name="SWORD_5f_KJV.A1" style:display-name="SWORD_KJV.A1" style:family="table-cell">
      <style:table-cell-properties fo:padding="0in" fo:border="none"/>
    </style:style>
    <style:style style:name="SWORD_5f_KJV.9" style:display-name="SWORD_KJV.9" style:family="table-row">
      <style:table-row-properties style:min-row-height="0.1597in"/>
    </style:style>
    <style:style style:name="P1" style:family="paragraph" style:parent-style-name="Standard">
      <style:text-properties style:font-name="Times New Roman" fo:font-size="10pt" fo:language="en" fo:country="US" style:font-size-asian="10pt"/>
    </style:style>
    <style:style style:name="P2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3" style:family="paragraph" style:parent-style-name="Standard">
      <style:text-properties style:font-name="Times New Roman" fo:font-size="14pt" fo:language="en" fo:country="US" style:font-size-asian="12.25pt" style:font-size-complex="14pt"/>
    </style:style>
    <style:style style:name="P4" style:family="paragraph" style:parent-style-name="Standard">
      <style:text-properties officeooo:paragraph-rsid="001b7e44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Table_20_Contents">
      <style:text-properties officeooo:rsid="010dcdfc" officeooo:paragraph-rsid="001b7e44"/>
    </style:style>
    <style:style style:name="P7" style:family="paragraph" style:parent-style-name="Standard">
      <style:text-properties officeooo:paragraph-rsid="001f1f67"/>
    </style:style>
    <style:style style:name="P8" style:family="paragraph" style:parent-style-name="Table_20_Contents">
      <style:text-properties officeooo:rsid="001f1f67" officeooo:paragraph-rsid="001f1f67"/>
    </style:style>
    <style:style style:name="P9" style:family="paragraph" style:parent-style-name="Table_20_Contents">
      <style:text-properties officeooo:paragraph-rsid="001f1f67"/>
    </style:style>
    <style:style style:name="P10" style:family="paragraph" style:parent-style-name="Heading_20_2">
      <style:text-properties fo:language="en" fo:country="US"/>
    </style:style>
    <style:style style:name="P11" style:family="paragraph" style:parent-style-name="Heading_20_1">
      <style:text-properties fo:language="en" fo:country="US"/>
    </style:style>
    <style:style style:name="P12" style:family="paragraph" style:parent-style-name="Heading_20_1">
      <style:text-properties style:font-name="Times New Roman" fo:font-size="14pt" fo:language="en" fo:country="US" officeooo:paragraph-rsid="001b7e44" style:font-size-asian="14pt" style:font-size-complex="14pt"/>
    </style:style>
    <style:style style:name="P13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Times New Roman" fo:language="en" fo:country="US"/>
    </style:style>
    <style:style style:name="T2" style:family="text">
      <style:text-properties officeooo:rsid="010dcdfc"/>
    </style:style>
    <style:style style:name="T3" style:family="text">
      <style:text-properties officeooo:rsid="01a83f76"/>
    </style:style>
    <style:style style:name="T4" style:family="text">
      <style:text-properties officeooo:rsid="001d42cd"/>
    </style:style>
    <style:style style:name="T5" style:family="text">
      <style:text-properties officeooo:rsid="001f1f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5">1876 Russian Synodal </text:span>Bible</text:h>
      <text:p text:style-name="P7"><text:a xlink:type="simple" xlink:href="https://www.crosswire.org/sword/modules/ModInfo.jsp?modName=RusSynodal"><text:span text:style-name="T5">https://www.crosswire.org/sword/modules/ModInfo.jsp?modName=RusSynodal</text:span></text:a></text:p>
      <table:table table:name="SWORD_KJV" table:style-name="SWORD_5f_KJV">
        <table:table-column table:style-name="SWORD_5f_KJV.A"/>
        <table:table-column table:style-name="SWORD_5f_KJV.B"/>
        <table:table-row>
          <table:table-cell table:style-name="SWORD_5f_KJV.A1" office:value-type="string">
            <text:p text:style-name="P6">Module Name</text:p>
          </table:table-cell>
          <table:table-cell table:style-name="SWORD_5f_KJV.A1" office:value-type="string">
            <text:p text:style-name="P8">RusSynodal</text:p>
          </table:table-cell>
        </table:table-row>
        <table:table-row>
          <table:table-cell table:style-name="SWORD_5f_KJV.A1" office:value-type="string">
            <text:p text:style-name="P6">Book Name</text:p>
          </table:table-cell>
          <table:table-cell table:style-name="SWORD_5f_KJV.A1" office:value-type="string">
            <text:p text:style-name="P8">1876 Russian Synodal Bible</text:p>
          </table:table-cell>
        </table:table-row>
        <table:table-row>
          <table:table-cell table:style-name="SWORD_5f_KJV.A1" office:value-type="string">
            <text:p text:style-name="P6">Module Type</text:p>
          </table:table-cell>
          <table:table-cell table:style-name="SWORD_5f_KJV.A1" office:value-type="string">
            <text:p text:style-name="P6">Bible</text:p>
          </table:table-cell>
        </table:table-row>
        <table:table-row>
          <table:table-cell table:style-name="SWORD_5f_KJV.A1" office:value-type="string">
            <text:p text:style-name="P6">Language</text:p>
          </table:table-cell>
          <table:table-cell table:style-name="SWORD_5f_KJV.A1" office:value-type="string">
            <text:p text:style-name="P8">ru</text:p>
          </table:table-cell>
        </table:table-row>
        <table:table-row>
          <table:table-cell table:style-name="SWORD_5f_KJV.A1" office:value-type="string">
            <text:p text:style-name="P6">Module Version</text:p>
          </table:table-cell>
          <table:table-cell table:style-name="SWORD_5f_KJV.A1" office:value-type="string">
            <text:p text:style-name="P6"><text:span text:style-name="T5">1.8.1</text:span> (201<text:span text:style-name="T5">0</text:span>-<text:span text:style-name="T5">11</text:span>-<text:span text:style-name="T5">06</text:span>)</text:p>
          </table:table-cell>
        </table:table-row>
        <table:table-row>
          <table:table-cell table:style-name="SWORD_5f_KJV.A1" office:value-type="string">
            <text:p text:style-name="P6">Minimum SWORD Version</text:p>
          </table:table-cell>
          <table:table-cell table:style-name="SWORD_5f_KJV.A1" office:value-type="string">
            <text:p text:style-name="P6">1.<text:span text:style-name="T5">5</text:span>.<text:span text:style-name="T5">1a</text:span></text:p>
          </table:table-cell>
        </table:table-row>
        <table:table-row>
          <table:table-cell table:style-name="SWORD_5f_KJV.A1" office:value-type="string">
            <text:p text:style-name="P6">Download Size</text:p>
          </table:table-cell>
          <table:table-cell table:style-name="SWORD_5f_KJV.A1" office:value-type="string">
            <text:p text:style-name="P6"><text:span text:style-name="T5">2.0</text:span> MB</text:p>
          </table:table-cell>
        </table:table-row>
        <table:table-row>
          <table:table-cell table:style-name="SWORD_5f_KJV.A1" office:value-type="string">
            <text:p text:style-name="P6">Install Size</text:p>
          </table:table-cell>
          <table:table-cell table:style-name="SWORD_5f_KJV.A1" office:value-type="string">
            <text:p text:style-name="P6"><text:span text:style-name="T5">2.26</text:span> MB</text:p>
          </table:table-cell>
        </table:table-row>
        <table:table-row table:style-name="SWORD_5f_KJV.9">
          <table:table-cell table:style-name="SWORD_5f_KJV.A1" office:value-type="string">
            <text:p text:style-name="P8">Notes</text:p>
          </table:table-cell>
          <table:table-cell table:style-name="SWORD_5f_KJV.A1" office:value-type="string">
            <text:p text:style-name="P8">Includes Footnotes</text:p>
          </table:table-cell>
        </table:table-row>
        <table:table-row table:style-name="SWORD_5f_KJV.9">
          <table:table-cell table:style-name="SWORD_5f_KJV.A1" office:value-type="string">
            <text:p text:style-name="P6">About</text:p>
          </table:table-cell>
          <table:table-cell table:style-name="SWORD_5f_KJV.A1" office:value-type="string">
            <text:p text:style-name="P9">1876 Russian Synodal Bible<text:line-break/>The electronic edition comes from bibles.org.uk</text:p>
          </table:table-cell>
        </table:table-row>
        <table:table-row table:style-name="SWORD_5f_KJV.9">
          <table:table-cell table:style-name="SWORD_5f_KJV.A1" office:value-type="string">
            <text:p text:style-name="P8">License</text:p>
          </table:table-cell>
          <table:table-cell table:style-name="SWORD_5f_KJV.A1" office:value-type="string">
            <text:p text:style-name="P8">Public Domain</text:p>
          </table:table-cell>
        </table:table-row>
      </table:table>
      <text:p text:style-name="P4"/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PlainBlackWide" svg:font-family="PlainBlackWide"/>
    <style:font-face style:name="Droid Serif" svg:font-family="'Droid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roid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Droid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PlainBlackWide" fo:font-family="PlainBlackWid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="Droid Serif" fo:font-family="'Droid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Droid Serif" fo:font-family="'Droid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roid Serif" fo:font-family="'Droid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417in" style:contextual-spacing="false" fo:text-align="center" style:justify-single-word="false" fo:orphans="2" fo:widows="2" fo:keep-with-next="always"/>
      <style:text-properties style:font-name="Arial" fo:font-family="Arial" fo:font-size="14pt" fo:font-weight="bold" style:letter-kerning="true" style:font-size-asian="14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665in" fo:margin-bottom="0.0417in" style:contextual-spacing="false" fo:text-align="center" style:justify-single-word="false" fo:orphans="2" fo:widows="2" fo:keep-with-next="always"/>
      <style:text-properties style:font-name="Arial" fo:font-family="Arial" fo:font-weight="bold" style:font-weight-asian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eferace to the King James Version of the Holy Bible</dc:title>
    <meta:creation-date>1996-05-17T20:53:00</meta:creation-date>
    <dc:date>2019-02-04T21:22:08.416207139</dc:date>
    <meta:editing-cycles>5</meta:editing-cycles>
    <meta:editing-duration>PT8S</meta:editing-duration>
    <meta:generator>LibreOffice/4.2.8.2$Linux_X86_64 LibreOffice_project/420m0$Build-2</meta:generator>
    <meta:document-statistic meta:table-count="1" meta:image-count="0" meta:object-count="0" meta:page-count="1" meta:paragraph-count="24" meta:word-count="52" meta:character-count="397" meta:non-whitespace-character-count="369"/>
    <meta:user-defined meta:name="Company"> </meta:user-defined>
    <meta:user-defined meta:name="Operator">Michael Paul Johnson</meta:user-defined>
  </office:meta>
</office:document-meta>
</file>